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3472in" svg:stroke-color="#ebebeb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bitmap" draw:fill-image-name="a5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86">
      <style:drawing-page-properties draw:fill="bitmap" draw:fill-image-name="a5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1">
      <style:graphic-properties draw:fill="none" draw:stroke="solid" svg:stroke-width="0.08333in" svg:stroke-color="#6f6f6f" draw:marker-start="a549" draw:marker-end="a550" svg:stroke-opacity="100%" svg:stroke-linecap="round"/>
    </style:style>
    <style:style style:family="graphic" style:name="a554">
      <style:graphic-properties draw:fill="none" draw:stroke="solid" svg:stroke-width="0.08333in" svg:stroke-color="#6f6f6f" draw:marker-start="a552" draw:marker-end="a553" svg:stroke-opacity="100%" svg:stroke-linecap="round"/>
    </style:style>
    <style:style style:family="paragraph" style:name="a630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draw:fill="none" draw:stroke="solid" svg:stroke-width="0.08333in" svg:stroke-color="#6f6f6f" draw:marker-start="a555" draw:marker-end="a556" svg:stroke-opacity="100%" svg:stroke-linecap="round"/>
    </style:style>
    <style:style style:family="text" style:name="a63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8333in" svg:stroke-color="#6f6f6f" draw:marker-start="a558" draw:marker-end="a559" svg:stroke-opacity="100%" svg:stroke-linecap="round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bitmap" draw:fill-image-name="a5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3472in" svg:stroke-color="#ebebeb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small-caps" fo:color="#e2e2e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3472in" svg:stroke-color="#ebebeb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bitmap" draw:fill-image-name="a6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bitmap" draw:fill-image-name="a6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8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8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7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518" draw:master-page-name="Master1-Layout1-title-Diapositive-de-titre" presentation:presentation-page-layout-name="Master1-PPL1" draw:id="Slide-256">
        <draw:frame draw:id="id101" presentation:style-name="a521" draw:name="Titre 1" svg:x="1.91493in" svg:y="0.66667in" svg:width="9.48843in" svg:height="3.5in" presentation:class="title" presentation:placeholder="false">
          <draw:text-box>
            <text:p text:style-name="a520" text:class-names="" text:cond-style-name=""><text:span text:style-name="a519" text:class-names="">WEB SERVICES</text:span></text:p>
          </draw:text-box>
          <svg:title/>
          <svg:desc/>
        </draw:frame>
        <draw:frame draw:id="id102" presentation:style-name="a528" draw:name="Sous-titre 2" svg:x="1.91493in" svg:y="4.25in" svg:width="9.48843in" svg:height="2.08333in" presentation:class="subtitle" presentation:placeholder="false">
          <draw:text-box>
            <text:p text:style-name="a523" text:class-names="" text:cond-style-name=""><text:span text:style-name="a522" text:class-names="">Baptiste LOURY</text:span></text:p>
            <text:p text:style-name="a525" text:class-names="" text:cond-style-name=""><text:span text:style-name="a524" text:class-names="">David TCHILIAN</text:span></text:p>
            <text:p text:style-name="a527" text:class-names="" text:cond-style-name=""><text:span text:style-name="a526" text:class-names=""/></text:p>
          </draw:text-box>
          <svg:title/>
          <svg:desc/>
        </draw:frame>
      </draw:page>
      <draw:page draw:name="Slide2" draw:style-name="a530" draw:master-page-name="Master1-Layout2-obj-Titre-et-contenu" presentation:presentation-page-layout-name="Master1-PPL2" draw:id="Slide-257">
        <draw:frame draw:id="id103" presentation:style-name="a533" draw:name="Titre 1" svg:x="1.25in" svg:y="0.47059in" svg:width="10.83333in" svg:height="1.07843in" presentation:class="title" presentation:placeholder="false">
          <draw:text-box>
            <text:p text:style-name="a532" text:class-names="" text:cond-style-name=""><text:span text:style-name="a531" text:class-names="">Schéma de l’architecture</text:span></text:p>
          </draw:text-box>
          <svg:title/>
          <svg:desc/>
        </draw:frame>
        <draw:custom-shape svg:x="8.92892in" svg:y="2.2402in" svg:width="2.12745in" svg:height="1.37255in" draw:id="id104" draw:style-name="a536" draw:name="Rectangle 3">
          <svg:title/>
          <svg:desc/>
          <text:p text:style-name="a535" text:class-names="" text:cond-style-name=""><text:span text:style-name="a534" text:class-names="">RES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7696in" svg:y="2.2402in" svg:width="2.12745in" svg:height="1.37255in" draw:id="id105" draw:style-name="a539" draw:name="Rectangle 4">
          <svg:title/>
          <svg:desc/>
          <text:p text:style-name="a538" text:class-names="" text:cond-style-name=""><text:span text:style-name="a537" text:class-names="">SOA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539in" svg:y="4.9902in" svg:width="1.47059in" svg:height="1.63726in" draw:id="id106" draw:style-name="a542" draw:name="Cylindre 5">
          <svg:title/>
          <svg:desc/>
          <text:p text:style-name="a541" text:class-names="" text:cond-style-name=""><text:span text:style-name="a540" text:class-names="">postgres</text:span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667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9.25735in" svg:y="4.9902in" svg:width="1.47059in" svg:height="1.63726in" draw:id="id107" draw:style-name="a545" draw:name="Cylindre 6">
          <svg:title/>
          <svg:desc/>
          <text:p text:style-name="a544" text:class-names="" text:cond-style-name=""><text:span text:style-name="a543" text:class-names="">MySQL</text:span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1.625in" svg:y="2.23044in" svg:width="2.12745in" svg:height="1.37255in" draw:id="id108" draw:style-name="a548" draw:name="Rectangle 7">
          <svg:title/>
          <svg:desc/>
          <text:p text:style-name="a547" text:class-names="" text:cond-style-name=""><text:span text:style-name="a546" text:class-names="">CLI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75245in" svg:y1="2.91671in" draw:start-shape="id108" draw:start-glue-point="1" svg:x2="5.27696in" svg:y2="2.92647in" draw:end-shape="id105" draw:end-glue-point="3" draw:id="id109" draw:style-name="a551" draw:name="Connecteur droit avec flèche 17">
          <svg:title/>
          <svg:desc/>
        </draw:connector>
        <draw:connector draw:type="line" svg:x1="7.40441in" svg:y1="2.92647in" draw:start-shape="id105" draw:start-glue-point="1" svg:x2="8.92892in" svg:y2="2.92647in" draw:end-shape="id104" draw:end-glue-point="3" draw:id="id110" draw:style-name="a554" draw:name="Connecteur droit avec flèche 18">
          <svg:title/>
          <svg:desc/>
        </draw:connector>
        <draw:connector draw:type="line" svg:x1="6.34068in" svg:y1="3.61275in" draw:start-shape="id105" draw:start-glue-point="2" svg:x2="6.34068in" svg:y2="4.9902in" draw:end-shape="id106" draw:end-glue-point="0" draw:id="id111" draw:style-name="a557" draw:name="Connecteur droit avec flèche 21">
          <svg:title/>
          <svg:desc/>
        </draw:connector>
        <draw:connector draw:type="line" svg:x1="9.99264in" svg:y1="4.9902in" draw:start-shape="id107" draw:start-glue-point="0" svg:x2="9.99264in" svg:y2="3.61275in" draw:end-shape="id104" draw:end-glue-point="2" draw:id="id112" draw:style-name="a560" draw:name="Connecteur droit avec flèche 25">
          <svg:title/>
          <svg:desc/>
        </draw:connector>
        <draw:frame draw:id="id113" draw:style-name="a584" draw:name="ZoneTexte 28" svg:x="0.75367in" svg:y="4.28441in" svg:width="3.41422in" svg:height="2.52441in">
          <draw:text-box>
            <text:p text:style-name="a562" text:class-names="" text:cond-style-name=""><text:span text:style-name="a561" text:class-names="">Technologies :<text:s text:c="1"/></text:span></text:p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Java 8 - Spring Boot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Jaxb2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PHP 8.1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Apache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Postgres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MySQL</text:span></text:p>
              </text:list-item>
            </text:list>
          </draw:text-box>
          <svg:title/>
          <svg:desc/>
        </draw:frame>
      </draw:page>
      <draw:page draw:name="Slide3" draw:style-name="a586" draw:master-page-name="Master1-Layout2-obj-Titre-et-contenu" presentation:presentation-page-layout-name="Master1-PPL2" draw:id="Slide-258">
        <draw:frame draw:id="id114" presentation:style-name="a589" draw:name="Titre 1" svg:x="1.24826in" svg:y="0.66667in" svg:width="10.83333in" svg:height="1.12745in" presentation:class="title" presentation:placeholder="false">
          <draw:text-box>
            <text:p text:style-name="a588" text:class-names="" text:cond-style-name=""><text:span text:style-name="a587" text:class-names="">REST - Routes</text:span></text:p>
          </draw:text-box>
          <svg:title/>
          <svg:desc/>
        </draw:frame>
        <draw:frame draw:id="id115" presentation:style-name="a614" draw:name="Espace réservé du contenu 2" svg:x="1.24826in" svg:y="2.0098in" svg:width="10.83333in" svg:height="4.32353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/trains/{id} (GET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/trains (GET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/trains/from/{ville}/to/{ville} (GET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/trains/from/{ville}/to/{ville}/departure/{date_heure} (GET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/trains/from/{ville}/to/{ville}/arrival/{date_heure} (GET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/reservations (POST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/reservations/{id} (GET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/reservations (GET)<text:s text:c="1"/></text:span></text:p>
              </text:list-item>
            </text:list>
          </draw:text-box>
          <svg:title/>
          <svg:desc/>
        </draw:frame>
      </draw:page>
      <draw:page draw:name="Slide4" draw:style-name="a616" draw:master-page-name="Master1-Layout2-obj-Titre-et-contenu" presentation:presentation-page-layout-name="Master1-PPL2" draw:id="Slide-259">
        <draw:frame draw:id="id116" presentation:style-name="a619" draw:name="Titre 1" svg:x="1.24826in" svg:y="0.66667in" svg:width="10.83333in" svg:height="1.03922in" presentation:class="title" presentation:placeholder="false">
          <draw:text-box>
            <text:p text:style-name="a618" text:class-names="" text:cond-style-name=""><text:span text:style-name="a617" text:class-names="">Soap <text:s text:c="1"/>– <text:s text:c="1"/>Requêtes<text:s text:c="1"/></text:span></text:p>
          </draw:text-box>
          <svg:title/>
          <svg:desc/>
        </draw:frame>
        <draw:frame draw:id="id117" presentation:style-name="a650" draw:name="Espace réservé du contenu 2" svg:x="1.69925in" svg:y="1.97549in" svg:width="10.83333in" svg:height="4.10294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0" text:class-names="">signUpRequest</text:span><text:span text:style-name="a621" text:class-names="">/</text:span><text:span text:style-name="a622" text:class-names="">Response</text:span><text:span text:style-name="a623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6" text:class-names="">signInRequest</text:span><text:span text:style-name="a627" text:class-names="">/</text:span><text:span text:style-name="a628" text:class-names="">Response</text:span><text:span text:style-name="a629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2" text:class-names="">fetchTrainRequest</text:span><text:span text:style-name="a633" text:class-names="">/</text:span><text:span text:style-name="a634" text:class-names="">Response</text:span><text:span text:style-name="a635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38" text:class-names="">bookTrainRequest</text:span><text:span text:style-name="a639" text:class-names="">/</text:span><text:span text:style-name="a640" text:class-names="">Response</text:span><text:span text:style-name="a641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4" text:class-names="">seeBookingRequest</text:span><text:span text:style-name="a645" text:class-names="">/</text:span><text:span text:style-name="a646" text:class-names="">Response</text:span><text:span text:style-name="a647" text:class-names=""/></text:p>
              </text:list-item>
            </text:list>
          </draw:text-box>
          <svg:title/>
          <svg:desc/>
        </draw:frame>
      </draw:page>
      <draw:page draw:name="Slide5" draw:style-name="a652" draw:master-page-name="Master1-Layout2-obj-Titre-et-contenu" presentation:presentation-page-layout-name="Master1-PPL2" draw:id="Slide-26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re et contenu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Titre de section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Deux contenus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Comparaison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Titre seul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Vide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Contenu avec légende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Image avec légende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Image panoramique avec légende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re et légende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Carte nom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Carte nom citation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Vrai ou faux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Titre et texte vertical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Titre vertical et texte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79" xlink:href="media/image1.png" xlink:show="embed" xlink:actuate="onLoad"/>
    <draw:fill-image draw:name="a156" xlink:href="media/image1.png" xlink:show="embed" xlink:actuate="onLoad"/>
    <draw:fill-image draw:name="a529" xlink:href="media/image1.png" xlink:show="embed" xlink:actuate="onLoad"/>
    <draw:fill-image draw:name="a106" xlink:href="media/image1.png" xlink:show="embed" xlink:actuate="onLoad"/>
    <draw:fill-image draw:name="a214" xlink:href="media/image1.png" xlink:show="embed" xlink:actuate="onLoad"/>
    <draw:fill-image draw:name="a377" xlink:href="media/image1.png" xlink:show="embed" xlink:actuate="onLoad"/>
    <draw:fill-image draw:name="a484" xlink:href="media/image1.png" xlink:show="embed" xlink:actuate="onLoad"/>
    <draw:fill-image draw:name="a517" xlink:href="media/image1.png" xlink:show="embed" xlink:actuate="onLoad"/>
    <draw:fill-image draw:name="a327" xlink:href="media/image1.png" xlink:show="embed" xlink:actuate="onLoad"/>
    <draw:fill-image draw:name="a53" xlink:href="media/image1.png" xlink:show="embed" xlink:actuate="onLoad"/>
    <draw:fill-image draw:name="a242" xlink:href="media/image1.png" xlink:show="embed" xlink:actuate="onLoad"/>
    <draw:fill-image draw:name="a0" xlink:href="media/image1.png" xlink:show="embed" xlink:actuate="onLoad"/>
    <draw:fill-image draw:name="a651" xlink:href="media/image1.png" xlink:show="embed" xlink:actuate="onLoad"/>
    <draw:fill-image draw:name="a615" xlink:href="media/image1.png" xlink:show="embed" xlink:actuate="onLoad"/>
    <draw:fill-image draw:name="a585" xlink:href="media/image1.png" xlink:show="embed" xlink:actuate="onLoad"/>
    <draw:fill-image draw:name="a230" xlink:href="media/image1.png" xlink:show="embed" xlink:actuate="onLoad"/>
    <draw:fill-image draw:name="a427" xlink:href="media/image1.png" xlink:show="embed" xlink:actuate="onLoad"/>
    <draw:fill-image draw:name="a86" xlink:href="media/image1.png" xlink:show="embed" xlink:actuate="onLoad"/>
    <draw:fill-image draw:name="a397" xlink:href="media/image1.png" xlink:show="embed" xlink:actuate="onLoad"/>
    <draw:fill-image draw:name="a303" xlink:href="media/image1.png" xlink:show="embed" xlink:actuate="onLoad"/>
    <draw:fill-image draw:name="a33" xlink:href="media/image1.png" xlink:show="embed" xlink:actuate="onLoad"/>
    <draw:fill-image draw:name="a451" xlink:href="media/image1.png" xlink:show="embed" xlink:actuate="onLoad"/>
    <draw:fill-image draw:name="a347" xlink:href="media/image1.png" xlink:show="embed" xlink:actuate="onLoad"/>
    <draw:marker draw:name="a556" svg:viewBox="0 0 20 30" svg:d="m10 0-10 30h20z"/>
    <draw:marker draw:name="a550" svg:viewBox="0 0 20 30" svg:d="m10 0-10 30h20z"/>
    <draw:marker draw:name="a558" svg:viewBox="0 0 20 30" svg:d="m10 0-10 30h20z"/>
    <draw:marker draw:name="a552" svg:viewBox="0 0 20 30" svg:d="m10 0-10 30h20z"/>
    <draw:marker draw:name="a559" svg:viewBox="0 0 20 30" svg:d="m10 0-10 30h20z"/>
    <draw:marker draw:name="a553" svg:viewBox="0 0 20 30" svg:d="m10 0-10 30h20z"/>
    <draw:marker draw:name="a549" svg:viewBox="0 0 20 30" svg:d="m10 0-10 30h20z"/>
    <draw:marker draw:name="a55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bitmap" draw:fill-image-name="a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bitmap" draw:fill-image-name="a2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bitmap" draw:fill-image-name="a3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bitmap" draw:fill-image-name="a3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bitmap" draw:fill-image-name="a4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bitmap" draw:fill-image-name="a3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bitmap" draw:fill-image-name="a4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bitmap" draw:fill-image-name="a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bitmap" draw:fill-image-name="a3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1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illage" style:page-layout-name="pageLayout1" draw:style-name="a1">
      <draw:frame draw:id="id0" presentation:style-name="a5" draw:name="Title Placeholder 1" svg:x="1.24826in" svg:y="0.66667in" svg:width="10.83333in" svg:height="2.0833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1.24826in" svg:y="2.91667in" svg:width="10.83333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66493in" svg:y="6.43403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8/2023</text:date></text:span></text:p>
        </draw:text-box>
        <svg:title/>
        <svg:desc/>
      </draw:frame>
      <draw:frame draw:id="id3" presentation:style-name="a29" draw:name="Footer Placeholder 4" svg:x="1.24826in" svg:y="6.43403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1.91493in" svg:y="0.66667in" svg:width="9.48843in" svg:height="3.5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1.91493in" svg:y="4.25in" svg:width="9.48843in" svg:height="2.08333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6" draw:name="Date Placeholder 3" svg:x="9.66493in" svg:y="6.43403in" svg:width="1.75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/18/2023</text:date></text:span></text:p>
        </draw:text-box>
        <svg:title/>
        <svg:desc/>
      </draw:frame>
      <draw:frame draw:id="id8" presentation:style-name="a49" draw:name="Footer Placeholder 4" svg:x="1.24826in" svg:y="6.43403in" svg:width="8.25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60276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0" presentation:style-name="a58" draw:name="Title 1" svg:x="1.24826in" svg:y="0.66667in" svg:width="10.83333in" svg:height="2.08333in" presentation:class="title" presentation:placeholder="false">
        <draw:text-box>
          <text:p text:style-name="a57" text:class-names="" text:cond-style-name=""><text:span text:style-name="a55" text:class-names="">Modifiez le style du titre</text:span><text:span text:style-name="a56" text:class-names=""/></text:p>
        </draw:text-box>
        <svg:title/>
        <svg:desc/>
      </draw:frame>
      <draw:frame draw:id="id11" presentation:style-name="a75" draw:name="Content Placeholder 2" svg:x="1.24826in" svg:y="2.91667in" svg:width="10.83333in" svg:height="3.4166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quez pour modifier les styles du texte du masque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Deuxième niveau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Cinquième niveau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9.66493in" svg:y="6.43403in" svg:width="1.75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/18/2023</text:date></text:span></text:p>
        </draw:text-box>
        <svg:title/>
        <svg:desc/>
      </draw:frame>
      <draw:frame draw:id="id13" presentation:style-name="a82" draw:name="Footer Placeholder 4" svg:x="1.24826in" svg:y="6.43403in" svg:width="8.2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60276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7">
      <draw:frame draw:id="id15" presentation:style-name="a91" draw:name="Title 1" svg:x="1.91493in" svg:y="3.61831in" svg:width="9.5in" svg:height="1.6063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16" presentation:style-name="a95" draw:name="Text Placeholder 2" svg:x="1.91493in" svg:y="5.22461in" svg:width="9.5in" svg:height="0.9409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9" draw:name="Date Placeholder 3" svg:x="9.66493in" svg:y="6.43403in" svg:width="1.75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/18/2023</text:date></text:span></text:p>
        </draw:text-box>
        <svg:title/>
        <svg:desc/>
      </draw:frame>
      <draw:frame draw:id="id18" presentation:style-name="a102" draw:name="Footer Placeholder 4" svg:x="1.24826in" svg:y="6.43403in" svg:width="8.25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60276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7">
      <draw:frame draw:id="id20" presentation:style-name="a111" draw:name="Title 1" svg:x="1.24826in" svg:y="0.66667in" svg:width="10.83333in" svg:height="2.08333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21" presentation:style-name="a128" draw:name="Content Placeholder 2" svg:x="1.24826in" svg:y="2.91667in" svg:width="5.33333in" svg:height="3.41667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quez pour modifier les styles du texte du masque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Deuxième niveau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4826in" svg:y="2.91667in" svg:width="5.33333in" svg:height="3.4166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quez pour modifier les styles du texte du masque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euxième niveau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Cinquième niveau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9.66493in" svg:y="6.43403in" svg:width="1.75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/18/2023</text:date></text:span></text:p>
        </draw:text-box>
        <svg:title/>
        <svg:desc/>
      </draw:frame>
      <draw:frame draw:id="id24" presentation:style-name="a152" draw:name="Footer Placeholder 5" svg:x="1.24826in" svg:y="6.43403in" svg:width="8.25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60276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7">
      <draw:frame draw:id="id26" presentation:style-name="a161" draw:name="Title 1" svg:x="1.24826in" svg:y="0.66667in" svg:width="10.83333in" svg:height="2.08333in" presentation:class="title" presentation:placeholder="false">
        <draw:text-box>
          <text:p text:style-name="a160" text:class-names="" text:cond-style-name=""><text:span text:style-name="a158" text:class-names="">Modifiez le style du titre</text:span><text:span text:style-name="a159" text:class-names=""/></text:p>
        </draw:text-box>
        <svg:title/>
        <svg:desc/>
      </draw:frame>
      <draw:frame draw:id="id27" presentation:style-name="a165" draw:name="Text Placeholder 2" svg:x="1.56308in" svg:y="2.90741in" svg:width="5.01852in" svg:height="0.63021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2" draw:name="Content Placeholder 3" svg:x="1.24826in" svg:y="3.54687in" svg:width="5.33333in" svg:height="2.78646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Deuxième niveau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Cinquième niveau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6" draw:name="Text Placeholder 4" svg:x="7.0463in" svg:y="2.91667in" svg:width="5.0353in" svg:height="0.63021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3" draw:name="Content Placeholder 5" svg:x="6.74826in" svg:y="3.54687in" svg:width="5.33333in" svg:height="2.78646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7" draw:name="Date Placeholder 6" svg:x="9.66493in" svg:y="6.43403in" svg:width="1.75in" svg:height="0.3993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1/18/2023</text:date></text:span></text:p>
        </draw:text-box>
        <svg:title/>
        <svg:desc/>
      </draw:frame>
      <draw:frame draw:id="id32" presentation:style-name="a210" draw:name="Footer Placeholder 7" svg:x="1.24826in" svg:y="6.43403in" svg:width="8.25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3" presentation:style-name="a213" draw:name="Slide Number Placeholder 8" svg:x="11.49826in" svg:y="6.43403in" svg:width="0.60276in" svg:height="0.3993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15">
      <draw:frame draw:id="id34" presentation:style-name="a219" draw:name="Title 1" svg:x="1.24826in" svg:y="0.66667in" svg:width="10.83333in" svg:height="2.08333in" presentation:class="title" presentation:placeholder="false">
        <draw:text-box>
          <text:p text:style-name="a218" text:class-names="" text:cond-style-name=""><text:span text:style-name="a216" text:class-names="">Modifiez le style du titre</text:span><text:span text:style-name="a217" text:class-names=""/></text:p>
        </draw:text-box>
        <svg:title/>
        <svg:desc/>
      </draw:frame>
      <draw:frame draw:id="id35" presentation:style-name="a223" draw:name="Date Placeholder 2" svg:x="9.66493in" svg:y="6.43403in" svg:width="1.75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/18/2023</text:date></text:span></text:p>
        </draw:text-box>
        <svg:title/>
        <svg:desc/>
      </draw:frame>
      <draw:frame draw:id="id36" presentation:style-name="a226" draw:name="Footer Placeholder 3" svg:x="1.24826in" svg:y="6.43403in" svg:width="8.25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7" presentation:style-name="a229" draw:name="Slide Number Placeholder 4" svg:x="11.49826in" svg:y="6.43403in" svg:width="0.60276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31">
      <draw:frame draw:id="id38" presentation:style-name="a235" draw:name="Date Placeholder 1" svg:x="9.66493in" svg:y="6.43403in" svg:width="1.75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/18/2023</text:date></text:span></text:p>
        </draw:text-box>
        <svg:title/>
        <svg:desc/>
      </draw:frame>
      <draw:frame draw:id="id39" presentation:style-name="a238" draw:name="Footer Placeholder 2" svg:x="1.24826in" svg:y="6.43403in" svg:width="8.25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0" presentation:style-name="a241" draw:name="Slide Number Placeholder 3" svg:x="11.49826in" svg:y="6.43403in" svg:width="0.60276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43">
      <draw:frame draw:id="id41" presentation:style-name="a247" draw:name="Title 1" svg:x="1.24826in" svg:y="1.75in" svg:width="3.88137in" svg:height="1.5in" presentation:class="title" presentation:placeholder="false">
        <draw:text-box>
          <text:p text:style-name="a246" text:class-names="" text:cond-style-name=""><text:span text:style-name="a244" text:class-names="">Modifiez le style du titre</text:span><text:span text:style-name="a245" text:class-names=""/></text:p>
        </draw:text-box>
        <svg:title/>
        <svg:desc/>
      </draw:frame>
      <draw:frame draw:id="id42" presentation:style-name="a264" draw:name="Content Placeholder 2" svg:x="5.5816in" svg:y="0.66667in" svg:width="6.5in" svg:height="5.66667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Deuxièm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Cinquièm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Text Placeholder 3" svg:x="1.24826in" svg:y="3.25in" svg:width="3.88137in" svg:height="2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72" draw:name="Date Placeholder 4" svg:x="9.66493in" svg:y="6.43403in" svg:width="1.75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8/2023</text:date></text:span></text:p>
        </draw:text-box>
        <svg:title/>
        <svg:desc/>
      </draw:frame>
      <draw:frame draw:id="id45" presentation:style-name="a275" draw:name="Footer Placeholder 5" svg:x="1.24826in" svg:y="6.43403in" svg:width="8.2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6" presentation:style-name="a278" draw:name="Slide Number Placeholder 6" svg:x="11.49826in" svg:y="6.43403in" svg:width="0.60276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80">
      <draw:frame draw:id="id47" presentation:style-name="a284" draw:name="Title 1" svg:x="1.24826in" svg:y="1.75in" svg:width="5.83333in" svg:height="1.5in" presentation:class="title" presentation:placeholder="false">
        <draw:text-box>
          <text:p text:style-name="a283" text:class-names="" text:cond-style-name=""><text:span text:style-name="a281" text:class-names="">Modifiez le style du titre</text:span><text:span text:style-name="a282" text:class-names=""/></text:p>
        </draw:text-box>
        <svg:title/>
        <svg:desc/>
      </draw:frame>
      <draw:frame draw:id="id48" presentation:style-name="a288" draw:name="Picture Placeholder 2" svg:x="8.12963in" svg:y="-0.02in" svg:width="3.58333in" svg:height="7.55in" presentation:class="graphic" presentation:placeholder="false">
        <draw:text-box>
          <text:p text:style-name="a287" text:class-names="" text:cond-style-name=""><text:span text:style-name="a285" text:class-names="">Cliquez sur l'icône pour ajouter une image</text:span><text:span text:style-name="a286" text:class-names=""/></text:p>
        </draw:text-box>
        <svg:title/>
        <svg:desc/>
      </draw:frame>
      <draw:frame draw:id="id49" presentation:style-name="a292" draw:name="Text Placeholder 3" svg:x="1.24826in" svg:y="3.25in" svg:width="5.83333in" svg:height="2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96" draw:name="Date Placeholder 4" svg:x="6.99826in" svg:y="6.43403in" svg:width="1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/18/2023</text:date></text:span></text:p>
        </draw:text-box>
        <svg:title/>
        <svg:desc/>
      </draw:frame>
      <draw:frame draw:id="id51" presentation:style-name="a299" draw:name="Footer Placeholder 5" svg:x="1.24826in" svg:y="6.43403in" svg:width="5.58333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Slide Number Placeholder 6" svg:x="11.74826in" svg:y="6.43403in" svg:width="0.35276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04">
      <draw:frame draw:id="id53" presentation:style-name="a308" draw:name="Title 1" svg:x="1.24826in" svg:y="5.17592in" svg:width="10.83333in" svg:height="0.61979in" presentation:class="title" presentation:placeholder="false">
        <draw:text-box>
          <text:p text:style-name="a307" text:class-names="" text:cond-style-name=""><text:span text:style-name="a305" text:class-names="">Modifiez le style du titre</text:span><text:span text:style-name="a306" text:class-names=""/></text:p>
        </draw:text-box>
        <svg:title/>
        <svg:desc/>
      </draw:frame>
      <draw:frame draw:id="id54" presentation:style-name="a312" draw:name="Picture Placeholder 2" svg:x="2.16493in" svg:y="1.01937in" svg:width="8.996in" svg:height="3.46126in" presentation:class="graphic" presentation:placeholder="false">
        <draw:text-box>
          <text:p text:style-name="a311" text:class-names="" text:cond-style-name=""><text:span text:style-name="a309" text:class-names="">Cliquez sur l'icône pour ajouter une image</text:span><text:span text:style-name="a310" text:class-names=""/></text:p>
        </draw:text-box>
        <svg:title/>
        <svg:desc/>
      </draw:frame>
      <draw:frame draw:id="id55" presentation:style-name="a316" draw:name="Text Placeholder 3" svg:x="1.24826in" svg:y="5.79572in" svg:width="10.83333in" svg:height="0.53993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320" draw:name="Date Placeholder 4" svg:x="9.66493in" svg:y="6.43403in" svg:width="1.75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/18/2023</text:date></text:span></text:p>
        </draw:text-box>
        <svg:title/>
        <svg:desc/>
      </draw:frame>
      <draw:frame draw:id="id57" presentation:style-name="a323" draw:name="Footer Placeholder 5" svg:x="1.24826in" svg:y="6.43403in" svg:width="8.2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8" presentation:style-name="a326" draw:name="Slide Number Placeholder 6" svg:x="11.49826in" svg:y="6.43403in" svg:width="0.60276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328">
      <draw:frame draw:id="id59" presentation:style-name="a332" draw:name="Title 1" svg:x="1.24826in" svg:y="0.66667in" svg:width="10.83333in" svg:height="3.41667in" presentation:class="title" presentation:placeholder="false">
        <draw:text-box>
          <text:p text:style-name="a331" text:class-names="" text:cond-style-name=""><text:span text:style-name="a329" text:class-names="">Modifiez le style du titre</text:span><text:span text:style-name="a330" text:class-names=""/></text:p>
        </draw:text-box>
        <svg:title/>
        <svg:desc/>
      </draw:frame>
      <draw:frame draw:id="id60" presentation:style-name="a336" draw:name="Text Placeholder 2" svg:x="1.24826in" svg:y="4.75in" svg:width="10.83333in" svg:height="1.58333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340" draw:name="Date Placeholder 3" svg:x="9.66493in" svg:y="6.43403in" svg:width="1.75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/18/2023</text:date></text:span></text:p>
        </draw:text-box>
        <svg:title/>
        <svg:desc/>
      </draw:frame>
      <draw:frame draw:id="id62" presentation:style-name="a343" draw:name="Footer Placeholder 4" svg:x="1.24826in" svg:y="6.43403in" svg:width="8.2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3" presentation:style-name="a346" draw:name="Slide Number Placeholder 5" svg:x="11.49826in" svg:y="6.43403in" svg:width="0.60276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348">
      <draw:frame draw:id="id64" draw:style-name="a351" draw:name="TextBox 13" svg:x="0.91493in" svg:y="0.86048in" svg:width="0.66667in" svg:height="0.63952in">
        <draw:text-box>
          <text:p text:style-name="a350" text:class-names="" text:cond-style-name=""><text:span text:style-name="a349" text:class-names="">“</text:span></text:p>
        </draw:text-box>
        <svg:title/>
        <svg:desc/>
      </draw:frame>
      <draw:frame draw:id="id65" draw:style-name="a354" draw:name="TextBox 14" svg:x="11.41493in" svg:y="3in" svg:width="0.66667in" svg:height="0.63952in">
        <draw:text-box>
          <text:p text:style-name="a353" text:class-names="" text:cond-style-name=""><text:span text:style-name="a352" text:class-names="">”</text:span></text:p>
        </draw:text-box>
        <svg:title/>
        <svg:desc/>
      </draw:frame>
      <draw:frame draw:id="id66" presentation:style-name="a358" draw:name="Title 1" svg:x="1.5816in" svg:y="0.66667in" svg:width="10.16666in" svg:height="3in" presentation:class="title" presentation:placeholder="false">
        <draw:text-box>
          <text:p text:style-name="a357" text:class-names="" text:cond-style-name=""><text:span text:style-name="a355" text:class-names="">Modifiez le style du titre</text:span><text:span text:style-name="a356" text:class-names=""/></text:p>
        </draw:text-box>
        <svg:title/>
        <svg:desc/>
      </draw:frame>
      <draw:frame draw:id="id67" presentation:style-name="a362" draw:name="Text Placeholder 9" svg:x="1.8316in" svg:y="3.66667in" svg:width="9.66667in" svg:height="0.41667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quez pour modifier les styles du texte du masque</text:span></text:p>
            </text:list-item>
          </text:list>
        </draw:text-box>
        <svg:title/>
        <svg:desc/>
      </draw:frame>
      <draw:frame draw:id="id68" presentation:style-name="a366" draw:name="Text Placeholder 2" svg:x="1.24826in" svg:y="4.75in" svg:width="10.83333in" svg:height="1.58333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70" draw:name="Date Placeholder 3" svg:x="9.66493in" svg:y="6.43403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1/18/2023</text:date></text:span></text:p>
        </draw:text-box>
        <svg:title/>
        <svg:desc/>
      </draw:frame>
      <draw:frame draw:id="id70" presentation:style-name="a373" draw:name="Footer Placeholder 4" svg:x="1.24826in" svg:y="6.43403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71" presentation:style-name="a376" draw:name="Slide Number Placeholder 5" svg:x="11.49826in" svg:y="6.43403in" svg:width="0.60276in" svg:height="0.39931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" style:page-layout-name="pageLayout1" draw:style-name="a378">
      <draw:frame draw:id="id72" presentation:style-name="a382" draw:name="Title 1" svg:x="1.24826in" svg:y="3.61831in" svg:width="10.83333in" svg:height="1.6063in" presentation:class="title" presentation:placeholder="false">
        <draw:text-box>
          <text:p text:style-name="a381" text:class-names="" text:cond-style-name=""><text:span text:style-name="a379" text:class-names="">Modifiez le style du titre</text:span><text:span text:style-name="a380" text:class-names=""/></text:p>
        </draw:text-box>
        <svg:title/>
        <svg:desc/>
      </draw:frame>
      <draw:frame draw:id="id73" presentation:style-name="a386" draw:name="Text Placeholder 2" svg:x="1.24826in" svg:y="5.22461in" svg:width="10.83333in" svg:height="0.9409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quez pour modifier les styles du texte du masque</text:span></text:p>
            </text:list-item>
          </text:list>
        </draw:text-box>
        <svg:title/>
        <svg:desc/>
      </draw:frame>
      <draw:frame draw:id="id74" presentation:style-name="a390" draw:name="Date Placeholder 3" svg:x="9.66493in" svg:y="6.43403in" svg:width="1.75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/18/2023</text:date></text:span></text:p>
        </draw:text-box>
        <svg:title/>
        <svg:desc/>
      </draw:frame>
      <draw:frame draw:id="id75" presentation:style-name="a393" draw:name="Footer Placeholder 4" svg:x="1.24826in" svg:y="6.43403in" svg:width="8.2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76" presentation:style-name="a396" draw:name="Slide Number Placeholder 5" svg:x="11.49826in" svg:y="6.43403in" svg:width="0.60276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</style:master-page>
    <style:master-page style:name="Master1-Layout14-cust-Carte-nom-citation" style:page-layout-name="pageLayout1" draw:style-name="a398">
      <draw:frame draw:id="id77" draw:style-name="a401" draw:name="TextBox 13" svg:x="0.91493in" svg:y="0.86048in" svg:width="0.66667in" svg:height="0.63952in">
        <draw:text-box>
          <text:p text:style-name="a400" text:class-names="" text:cond-style-name=""><text:span text:style-name="a399" text:class-names="">“</text:span></text:p>
        </draw:text-box>
        <svg:title/>
        <svg:desc/>
      </draw:frame>
      <draw:frame draw:id="id78" draw:style-name="a404" draw:name="TextBox 14" svg:x="11.41493in" svg:y="3in" svg:width="0.66667in" svg:height="0.63952in">
        <draw:text-box>
          <text:p text:style-name="a403" text:class-names="" text:cond-style-name=""><text:span text:style-name="a402" text:class-names="">”</text:span></text:p>
        </draw:text-box>
        <svg:title/>
        <svg:desc/>
      </draw:frame>
      <draw:frame draw:id="id79" presentation:style-name="a408" draw:name="Title 1" svg:x="1.5816in" svg:y="0.66667in" svg:width="10.16666in" svg:height="3in" presentation:class="title" presentation:placeholder="false">
        <draw:text-box>
          <text:p text:style-name="a407" text:class-names="" text:cond-style-name=""><text:span text:style-name="a405" text:class-names="">Modifiez le style du titre</text:span><text:span text:style-name="a406" text:class-names=""/></text:p>
        </draw:text-box>
        <svg:title/>
        <svg:desc/>
      </draw:frame>
      <draw:frame draw:id="id80" presentation:style-name="a412" draw:name="Text Placeholder 9" svg:x="1.24826in" svg:y="4.25in" svg:width="10.83333in" svg:height="0.97222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quez pour modifier les styles du texte du masque</text:span></text:p>
            </text:list-item>
          </text:list>
        </draw:text-box>
        <svg:title/>
        <svg:desc/>
      </draw:frame>
      <draw:frame draw:id="id81" presentation:style-name="a416" draw:name="Text Placeholder 2" svg:x="1.24826in" svg:y="5.22222in" svg:width="10.83333in" svg:height="1.11111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Cliquez pour modifier les styles du texte du masque</text:span></text:p>
            </text:list-item>
          </text:list>
        </draw:text-box>
        <svg:title/>
        <svg:desc/>
      </draw:frame>
      <draw:frame draw:id="id82" presentation:style-name="a420" draw:name="Date Placeholder 3" svg:x="9.66493in" svg:y="6.43403in" svg:width="1.75in" svg:height="0.39931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/18/2023</text:date></text:span></text:p>
        </draw:text-box>
        <svg:title/>
        <svg:desc/>
      </draw:frame>
      <draw:frame draw:id="id83" presentation:style-name="a423" draw:name="Footer Placeholder 4" svg:x="1.24826in" svg:y="6.43403in" svg:width="8.25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84" presentation:style-name="a426" draw:name="Slide Number Placeholder 5" svg:x="11.49826in" svg:y="6.43403in" svg:width="0.60276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</style:master-page>
    <style:master-page style:name="Master1-Layout15-cust-Vrai-ou-faux" style:page-layout-name="pageLayout1" draw:style-name="a428">
      <draw:frame draw:id="id85" presentation:style-name="a432" draw:name="Title 1" svg:x="1.24826in" svg:y="0.66667in" svg:width="10.83333in" svg:height="3in" presentation:class="title" presentation:placeholder="false">
        <draw:text-box>
          <text:p text:style-name="a431" text:class-names="" text:cond-style-name=""><text:span text:style-name="a429" text:class-names="">Modifiez le style du titre</text:span><text:span text:style-name="a430" text:class-names=""/></text:p>
        </draw:text-box>
        <svg:title/>
        <svg:desc/>
      </draw:frame>
      <draw:frame draw:id="id86" presentation:style-name="a436" draw:name="Text Placeholder 9" svg:x="1.24826in" svg:y="3.83333in" svg:width="10.83333in" svg:height="0.91667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440" draw:name="Text Placeholder 2" svg:x="1.24826in" svg:y="4.75in" svg:width="10.83333in" svg:height="1.5833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444" draw:name="Date Placeholder 3" svg:x="9.66493in" svg:y="6.43403in" svg:width="1.75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/18/2023</text:date></text:span></text:p>
        </draw:text-box>
        <svg:title/>
        <svg:desc/>
      </draw:frame>
      <draw:frame draw:id="id89" presentation:style-name="a447" draw:name="Footer Placeholder 4" svg:x="1.24826in" svg:y="6.43403in" svg:width="8.2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90" presentation:style-name="a450" draw:name="Slide Number Placeholder 5" svg:x="11.49826in" svg:y="6.43403in" svg:width="0.60276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452">
      <draw:frame draw:id="id91" presentation:style-name="a456" draw:name="Title 1" svg:x="1.24826in" svg:y="0.66667in" svg:width="10.83333in" svg:height="2.08333in" presentation:class="title" presentation:placeholder="false">
        <draw:text-box>
          <text:p text:style-name="a455" text:class-names="" text:cond-style-name=""><text:span text:style-name="a453" text:class-names="">Modifiez le style du titre</text:span><text:span text:style-name="a454" text:class-names=""/></text:p>
        </draw:text-box>
        <svg:title/>
        <svg:desc/>
      </draw:frame>
      <draw:frame draw:id="id92" presentation:style-name="a473" draw:name="Vertical Text Placeholder 2" svg:x="1.24826in" svg:y="2.91667in" svg:width="10.83333in" svg:height="3.41667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z pour modifier les styles du texte du masque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Deuxième niveau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Cinquième niveau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77" draw:name="Date Placeholder 3" svg:x="9.66493in" svg:y="6.43403in" svg:width="1.75in" svg:height="0.39931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1/18/2023</text:date></text:span></text:p>
        </draw:text-box>
        <svg:title/>
        <svg:desc/>
      </draw:frame>
      <draw:frame draw:id="id94" presentation:style-name="a480" draw:name="Footer Placeholder 4" svg:x="1.24826in" svg:y="6.43403in" svg:width="8.25in" svg:height="0.39931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95" presentation:style-name="a483" draw:name="Slide Number Placeholder 5" svg:x="11.49826in" svg:y="6.43403in" svg:width="0.60276in" svg:height="0.39931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485">
      <draw:frame draw:id="id96" presentation:style-name="a489" draw:name="Vertical Title 1" svg:x="9.66415in" svg:y="0.66667in" svg:width="2.41745in" svg:height="5.66667in" presentation:class="title" presentation:placeholder="false">
        <draw:text-box>
          <text:p text:style-name="a488" text:class-names="" text:cond-style-name=""><text:span text:style-name="a486" text:class-names="">Modifiez le style du titre</text:span><text:span text:style-name="a487" text:class-names=""/></text:p>
        </draw:text-box>
        <svg:title/>
        <svg:desc/>
      </draw:frame>
      <draw:frame draw:id="id97" presentation:style-name="a506" draw:name="Vertical Text Placeholder 2" svg:x="1.24826in" svg:y="0.66667in" svg:width="8.25in" svg:height="5.66667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quez pour modifier les styles du texte du masque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Deuxième niveau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Cinquième niveau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510" draw:name="Date Placeholder 3" svg:x="9.66493in" svg:y="6.43403in" svg:width="1.75in" svg:height="0.39931in" presentation:class="date-time" presentation:placeholder="false">
        <draw:text-box>
          <text:p text:style-name="a509" text:class-names="" text:cond-style-name=""><text:span text:style-name="a507" text:class-names=""><text:date text:fixed="false" style:data-style-name="a508">1/18/2023</text:date></text:span></text:p>
        </draw:text-box>
        <svg:title/>
        <svg:desc/>
      </draw:frame>
      <draw:frame draw:id="id99" presentation:style-name="a513" draw:name="Footer Placeholder 4" svg:x="1.24826in" svg:y="6.43403in" svg:width="8.25in" svg:height="0.39931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00" presentation:style-name="a516" draw:name="Slide Number Placeholder 5" svg:x="11.49826in" svg:y="6.43403in" svg:width="0.60276in" svg:height="0.39931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B SERVICES</dc:title>
    <meta:initial-creator>David Tch</meta:initial-creator>
    <dc:creator>David Tch</dc:creator>
    <meta:creation-date>2023-01-18T10:02:05Z</meta:creation-date>
    <dc:date>2023-01-18T11:17:04Z</dc:date>
    <meta:template xlink:href="TM03457485%5b%5bfn=Maillage%5d%5d" xlink:type="simple"/>
    <meta:editing-cycles>2</meta:editing-cycles>
    <meta:editing-duration>PT3045S</meta:editing-duration>
    <meta:document-statistic meta:paragraph-count="32" meta:word-count="133"/>
  </office:meta>
</office:document-meta>
</file>